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f8" svg:font-family="ff8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0868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4in"/>
    </style:style>
    <style:style style:name="Table1.1" style:family="table-row">
      <style:table-row-properties style:min-row-height="0.48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7488" officeooo:paragraph-rsid="001effed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6c270" officeooo:paragraph-rsid="0026c270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a8ab5" officeooo:paragraph-rsid="002a8ab5"/>
    </style:style>
    <style:style style:name="P7" style:family="paragraph" style:parent-style-name="Standard">
      <style:paragraph-properties style:writing-mode="lr-tb"/>
      <style:text-properties officeooo:rsid="001effed" officeooo:paragraph-rsid="001effed"/>
    </style:style>
    <style:style style:name="P8" style:family="paragraph" style:parent-style-name="Standard">
      <style:paragraph-properties fo:text-align="center" style:justify-single-word="false" style:writing-mode="lr-tb"/>
      <style:text-properties fo:font-variant="normal" fo:text-transform="none" style:font-name="Calibri1" fo:font-size="12pt" fo:letter-spacing="normal" fo:font-style="normal" fo:font-weight="normal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style:font-name="Calibri1" fo:font-size="12pt" fo:letter-spacing="normal" fo:font-style="normal" fo:font-weight="normal" officeooo:paragraph-rsid="002d2062" style:font-size-asian="12pt" style:font-size-complex="12pt"/>
    </style:style>
    <style:style style:name="P10" style:family="paragraph" style:parent-style-name="Standard" style:list-style-name="L1">
      <style:text-properties officeooo:paragraph-rsid="002a8ab5"/>
    </style:style>
    <style:style style:name="P11" style:family="paragraph" style:parent-style-name="Standard">
      <style:paragraph-properties fo:line-height="94%" fo:text-align="center" style:justify-single-word="false"/>
      <style:text-properties style:font-name="Calibri1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2a8ab5" officeooo:paragraph-rsid="002a8ab5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5450f" officeooo:paragraph-rsid="0025450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bdc06" officeooo:paragraph-rsid="002bdc06"/>
    </style:style>
    <style:style style:name="P16" style:family="paragraph" style:parent-style-name="Table_20_Contents">
      <style:paragraph-properties fo:text-align="center" style:justify-single-word="false"/>
      <style:text-properties officeooo:rsid="002e4b27" officeooo:paragraph-rsid="002e4b27"/>
    </style:style>
    <style:style style:name="P17" style:family="paragraph" style:parent-style-name="Table_20_Contents">
      <style:paragraph-properties fo:text-align="center" style:justify-single-word="false" style:writing-mode="lr-tb"/>
      <style:text-properties officeooo:rsid="002988a4" officeooo:paragraph-rsid="002988a4"/>
    </style:style>
    <style:style style:name="P18" style:family="paragraph" style:parent-style-name="Table_20_Contents">
      <style:paragraph-properties fo:text-align="center" style:justify-single-word="false" style:writing-mode="lr-tb"/>
      <style:text-properties fo:font-weight="bold" officeooo:rsid="0025450f" officeooo:paragraph-rsid="0025450f" style:font-weight-asian="bold" style:font-weight-complex="bold"/>
    </style:style>
    <style:style style:name="T1" style:family="text">
      <style:text-properties officeooo:rsid="002258b8"/>
    </style:style>
    <style:style style:name="T2" style:family="text">
      <style:text-properties style:text-position="super 58%" officeooo:rsid="002258b8"/>
    </style:style>
    <style:style style:name="T3" style:family="text">
      <style:text-properties officeooo:rsid="0025450f"/>
    </style:style>
    <style:style style:name="T4" style:family="text">
      <style:text-properties officeooo:rsid="0026c27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8ab5" style:font-weight-asian="bold" style:font-weight-complex="bold"/>
    </style:style>
    <style:style style:name="T7" style:family="text">
      <style:text-properties officeooo:rsid="002a8ab5"/>
    </style:style>
    <style:style style:name="T8" style:family="text">
      <style:text-properties officeooo:rsid="002bdc06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d2062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 officeooo:rsid="002d206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 | <text:span text:style-name="T1">3</text:span><text:span text:style-name="T2">rd</text:span><text:span text:style-name="T1"> </text:span>Quarter</text:p>
      <text:p text:style-name="P2">Task 2: Qualitative Research <text:span text:style-name="T3">Across Fields</text:span></text:p>
      <text:p text:style-name="P7">January <text:span text:style-name="T4">25</text:span> 2021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Field</text:p>
          </table:table-cell>
          <table:table-cell table:style-name="Table1.A1" office:value-type="string">
            <text:p text:style-name="P13">Research Ttitle/Author/Year</text:p>
          </table:table-cell>
          <table:table-cell table:style-name="Table1.A1" office:value-type="string">
            <text:p text:style-name="P13">Type of Qualitative Research</text:p>
          </table:table-cell>
          <table:table-cell table:style-name="Table1.D1" office:value-type="string">
            <text:p text:style-name="P13">Research Apporach</text:p>
          </table:table-cell>
        </table:table-row>
        <table:table-row table:style-name="Table1.1">
          <table:table-cell table:style-name="Table1.A2" office:value-type="string">
            <text:p text:style-name="P18">Science and</text:p>
            <text:p text:style-name="P14">Technology</text:p>
          </table:table-cell>
          <table:table-cell table:style-name="Table1.A2" office:value-type="string">
            <text:p text:style-name="P17">A Qualitative Study of Urban and Suburban Elementary Student Understandings of Pest-Related Science <text:s/>and Agricultural Education Benchmarks <text:span text:style-name="T5">/</text:span> Cary J. Trexler <text:span text:style-name="T5">/</text:span> 2000</text:p>
          </table:table-cell>
          <table:table-cell table:style-name="Table1.A2" office:value-type="string">
            <text:p text:style-name="P15">Narrative Research</text:p>
          </table:table-cell>
          <table:table-cell table:style-name="Table1.D2" office:value-type="string">
            <text:p text:style-name="P12"><text:span text:style-name="T8">Naturalistic</text:span> Approach</text:p>
          </table:table-cell>
        </table:table-row>
        <table:table-row table:style-name="Table1.1">
          <table:table-cell table:style-name="Table1.A2" office:value-type="string">
            <text:p text:style-name="P14">Engineering <text:s/>and Mathematics</text:p>
          </table:table-cell>
          <table:table-cell table:style-name="Table1.A2" office:value-type="string">
            <text:p text:style-name="P4">A Qualitative Study Of The Role Of Mathematics In Engineering Capstone Design Projects <text:span text:style-name="T5">/</text:span> <text:span text:style-name="T7">Monica E. Cardella, Cynthia J. Atman </text:span><text:span text:style-name="T6">/</text:span><text:span text:style-name="T7"> 2004</text:span></text:p>
          </table:table-cell>
          <table:table-cell table:style-name="Table1.A2" office:value-type="string">
            <text:p text:style-name="P16">Narrative Research</text:p>
          </table:table-cell>
          <table:table-cell table:style-name="Table1.D2" office:value-type="string">
            <text:p text:style-name="P16">Naturalistic Approach</text:p>
          </table:table-cell>
        </table:table-row>
        <table:table-row table:style-name="Table1.1">
          <table:table-cell table:style-name="Table1.A2" office:value-type="string">
            <text:p text:style-name="P14">Humanities</text:p>
          </table:table-cell>
          <table:table-cell table:style-name="Table1.A2" office:value-type="string">
            <text:p text:style-name="P8">Humanities For Medical Students? A Qualitative Study Of A Medical </text:p>
            <text:p text:style-name="P11"><text:span text:style-name="T9">Humanities Curriculum In A Medical School Program </text:span><text:span text:style-name="T11">/</text:span><text:span text:style-name="T9"> </text:span><text:span text:style-name="T10">Caroline Wachtler, Susanne Lundin, Margareta Troein </text:span><text:span text:style-name="T12">/</text:span><text:span text:style-name="T10"> 2006</text:span></text:p>
          </table:table-cell>
          <table:table-cell table:style-name="Table1.A2" office:value-type="string">
            <text:p text:style-name="P16">Narrative Research</text:p>
          </table:table-cell>
          <table:table-cell table:style-name="Table1.D2" office:value-type="string">
            <text:p text:style-name="P16">Naturalistic Approach</text:p>
          </table:table-cell>
        </table:table-row>
      </table:table>
      <text:p text:style-name="P5"/>
      <text:p text:style-name="P6">Links:</text:p>
      <text:list xml:id="list339807734" text:style-name="L1">
        <text:list-item>
          <text:p text:style-name="P10"><text:a xlink:type="simple" xlink:href="https://www.jae-online.org/attachments/article/431/41-03-89.pdf" text:style-name="Internet_20_link" text:visited-style-name="Visited_20_Internet_20_Link"><text:span text:style-name="T7">A Qualitative Study of Urban and Suburban Elementary Student Understanding of Pest-Related Science and Agricultural Education Benchmarks</text:span></text:a></text:p>
        </text:list-item>
        <text:list-item>
          <text:p text:style-name="P10"><text:a xlink:type="simple" xlink:href="https://www.researchgate.net/profile/Monica_Cardella/publication/228929594_A_qualitative_study_of_the_role_of_mathematics_in_engineering_capstone_design_projects/links/573dd77c08ae9ace8411219c/A-qualitative-study-of-the-role-of-mathematics-in-engineering-capstone-design-projects.pdf" text:style-name="Internet_20_link" text:visited-style-name="Visited_20_Internet_20_Link"><text:span text:style-name="T7">A Qualitative Study Of The Role Of Mathematics In Engineering Capstone Design Projects</text:span></text:a></text:p>
        </text:list-item>
        <text:list-item>
          <text:p text:style-name="P9"><text:a xlink:type="simple" xlink:href="https://www.researchgate.net/publication/7257929_Humanities_for_medical_students_A_qualitative_study_of_a_medical_humanities_curriculum_in_a_medical_school_program" text:style-name="Internet_20_link" text:visited-style-name="Visited_20_Internet_20_Link">Humanities For Medical Students? A Qualitative Study Of A Medical Humanities Curriculum In A Medical School Program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f8" svg:font-family="ff8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5T15:44:00.412000000</meta:creation-date>
    <meta:editing-duration>PT35M27S</meta:editing-duration>
    <meta:editing-cycles>4</meta:editing-cycles>
    <meta:generator>LibreOffice/7.0.4.2$Windows_X86_64 LibreOffice_project/dcf040e67528d9187c66b2379df5ea4407429775</meta:generator>
    <dc:date>2021-01-26T13:24:22.988000000</dc:date>
    <meta:document-statistic meta:table-count="1" meta:image-count="0" meta:object-count="0" meta:page-count="1" meta:paragraph-count="25" meta:word-count="164" meta:character-count="1159" meta:non-whitespace-character-count="1020"/>
    <meta:template xlink:type="simple" xlink:actuate="onRequest" xlink:title="BAG2 Template" xlink:href="../../../../AppData/Roaming/LibreOffice/4/user/template/BAG2%20Template.ott" meta:date="2021-01-25T15:43:41.567000000"/>
  </office:meta>
</office:document-meta>
</file>